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Značkapozn.podčarou" style:family="text">
      <style:text-properties fo:font-weight="normal" style:font-weight-asian="normal" fo:font-size="9pt" style:font-size-asian="9pt"/>
    </style:style>
    <style:style style:name="T25" style:parent-style-name="Značkapozn.podčarou" style:family="text">
      <style:text-properties fo:font-weight="normal" style:font-weight-asian="normal" fo:font-size="9pt" style:font-size-asian="9pt"/>
    </style:style>
    <style:style style:name="P2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7" style:parent-style-name="Standardnípísmoodstavce" style:family="text">
      <style:text-properties style:font-size-complex="11.5pt"/>
    </style:style>
    <style:style style:name="T28" style:parent-style-name="Standardnípísmoodstavce" style:family="text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/2023<text:bookmark-end text:name="Text14"/></text:p>
            <text:p text:style-name="Normální">KVOP-7421/2023<text:bookmark-end text:name="Text2"/></text:p>
            <text:p text:style-name="Normální"><text:bookmark-start text:name="Text6"/>23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Ing.<text:s/><text:bookmark-end text:name="Text9"/>M. A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 podle zákona č. 106/1999 Sb., o svobodném přístupu k informacím</text:h>
      <text:p text:style-name="Normální"/>
      <text:p text:style-name="Základnítext">Vážená paní inženýrko,</text:p>
      <text:p text:style-name="Základnítext">dne 11. 2. 2023 obdržela Kancelář veřejného ochránce práv („kancelář“) Vaši žádost o informace.</text:p>
      <text:p text:style-name="Základnítext">Žádáte o poskytnutí informací<text:s/>ohledně vyřízení Vašich podnětů veřejnému ochránci práv ze dne 6. 10. 2020 a 1. 12. 2020. Konkrétně žádáte:</text:p>
      <text:list text:style-name="LFO3_1" text:continue-numbering="true">
        <text:list-item>
          <text:p text:style-name="P18">Sdělení, jaké konkrétní úkony kancelář učinila ve Vašich podáních.</text:p>
        </text:list-item>
        <text:list-item>
          <text:p text:style-name="P19">Zaslání písemného vyjádření k Vašim podáním.</text:p>
        </text:list-item>
        <text:list-item>
          <text:p text:style-name="P20">Sdělení na základě jakých pravidel<text:s/>a právní úpravy postupuje kancelář při vyřizování podnětů a stížností a zda jsou tato pravidla pro kancelář závazná.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Váš podnět ze dne 6. 10. 2020 se týkal nevhodného chování soudkyně a postupu OSPOD:</text:p>
      <text:list text:style-name="LFO4" text:continue-numbering="true">
        <text:list-item>
          <text:p text:style-name="P21">Podnět ohledně postupu OSPOD s Vámi dne 14. 10. 2020 telefonicky vyřídil právník kanceláře Mgr. Marek Kosík.</text:p>
        </text:list-item>
        <text:list-item>
          <text:p text:style-name="P22">Na podnět týkající se nevhodného chování soudkyně Vám odpověděl veřejný ochránce práv dopisem ze dne 9. 12. 2020.</text:p>
        </text:list-item>
      </text:list>
      <text:p text:style-name="Základnítext"><text:span text:style-name="Silné">Kancelář neobdržela Vaše podání ze dne 1. 12. 202</text:span><text:span text:style-name="Silné">0. Neevidujeme Vaše žádná další podání, mimo podnětu ze dne 6. 10. 2020.</text:span></text:p>
      <text:h text:style-name="Nadpis2" text:outline-level="2">K bodu č. 2</text:h>
      <text:p text:style-name="Základnítext">Přikládám záznam o telefonickém vyřízení Vašeho podnětu ohledně postupu OSPOD a také dopis ochránce k podnětu, který se týkal nevhodného chování soudkyně.</text:p>
      <text:soft-page-break/>
      <text:h text:style-name="Nadpis2" text:outline-level="2">K bodu č. 3</text:h>
      <text:p text:style-name="Základnítext">Při<text:s/>vyřizování podnětů se veřejný ochránce práv i jeho kancelář řídí zákonem č. 349/1999 Sb., o veřejném ochránci práv. Právní úprava je samozřejmě závazná.</text:p>
      <text:p text:style-name="Základnítext">Váš podnět ze dne 6. 10. 2020 (obě jeho části) veřejný ochránce práv resp. jeho zástupkyně odložili:</text:p>
      <text:list text:style-name="LFO4" text:continue-numbering="true">
        <text:list-item>
          <text:p text:style-name="P23">při vyřizování té části podnětu, která se týkala postupu OSPOD, se vyřizující právník a zástupkyně veřejného ochránce práv řídili ustanovením § 11 odst. 1 písm. c)<text:span text:style-name="Značkapozn.podčarou"><text:note text:note-class="footnote" text:id="_ftn0"><text:note-citation>1</text:note-citation><text:note-body><text:p text:style-name="Textpozn.podčarou"><text:span text:style-name="Značkapozn.podčarou"><text:s/></text:span><text:span text:style-name="T24"><text:tab/>Podnět musí obsahovat doklad o tom, že úřad, jehož se podnět týká, byl neúspěšně vyzván k </text:span><text:span text:style-name="T25">nápravě.</text:span></text:p></text:note-body></text:note></text:span><text:s/>ve spojení s ustanovením § 12 odst. 2 písm. a)<text:span text:style-name="Značkapozn.podčarou"><text:note text:note-class="footnote" text:id="_ftn1"><text:note-citation>2</text:note-citation><text:note-body><text:p text:style-name="Textpozn.podčarou"><text:s/><text:tab/>Ochránce může podnět odložit, jestliže náležitosti podle § 11 nebyly doplněny ani ve stanovené lhůtě.<text:s/></text:p></text:note-body></text:note></text:span><text:s/>a</text:p>
        </text:list-item>
        <text:list-item>
          <text:p text:style-name="P26">druhou část Vašeho podnětu (Vámi namítané nevhodné chování soudkyně), ochránce odložil podle § 12 odst. 2 písm. b)<text:span text:style-name="Značkapozn.podčarou"><text:note text:note-class="footnote" text:id="_ftn2"><text:note-citation>3</text:note-citation><text:note-body><text:p text:style-name="Textpozn.podčarou"><text:s/><text:tab/>Ochránce může podnět odložit, jestliže je zjevně neopodstatněný.<text:s/></text:p><text:p text:style-name="Textpozn.podčarou"/></text:note-body></text:note></text:span>.</text:p>
        </text:list-item>
      </text:list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Úřední záznam ze dne 16. 10.<text:s/>2020, č. j.:<text:s/><text:span text:style-name="T27">KVOP-45140/2020</text:span></text:p>
      <text:p text:style-name="Normální"><text:span text:style-name="T28">Dopis ochránce ze dne 9. 12. 2020, č. j.: KVOP-50985/2020</text:span>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BUH4*</text:span></text:p>
        <text:p text:style-name="P12"><text:span text:style-name="T13">KVOPX00DBUH4</text:span>KVOPX00DBUH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3-13T12:08:00Z</meta:creation-date>
    <dc:date>2023-03-13T12:13:00Z</dc:date>
    <meta:print-date>2023-02-23T10:22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24" meta:character-count="2234" meta:row-count="15" meta:non-whitespace-character-count="1914"/>
  </office:meta>
</office:document-meta>
</file>